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-asian="DejaVu Sans" style:font-name-complex="DejaVu Sans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ce4"/>
        <table:table-row table:style-name="ro1">
          <table:table-cell table:number-columns-repeated="2"/>
          <table:table-cell table:style-name="Default" office:value-type="string" calcext:value-type="string">
            <text:p>K-Means Clustering Approach for Intelligent Customer Segmentation Using Customer Purchase Behavior Data</text:p>
          </table:table-cell>
          <table:table-cell table:style-name="Default" office:value-type="string" calcext:value-type="string">
            <text:p>Mall Customer Segmentation Using Machine Learning</text:p>
          </table:table-cell>
          <table:table-cell table:style-name="Default" office:value-type="string" calcext:value-type="string">
            <text:p>MACHINE LEARNING IN CUSTOMER SEGMENTATION WITH RFM-ANALYSIS</text:p>
          </table:table-cell>
          <table:table-cell table:style-name="Default" office:value-type="string" calcext:value-type="string">
            <text:p>Integrated customer lifetime value (CLV) and customer migration model to improve customer segmentation</text:p>
          </table:table-cell>
          <table:table-cell table:style-name="Default" office:value-type="string" calcext:value-type="string">
            <text:p>RFM model for customer purchase behavior using K-Means algorithm</text:p>
          </table:table-cell>
          <table:table-cell table:style-name="Default" office:value-type="string" calcext:value-type="string">
            <text:p>Customer Segmentation Analysis Using LRFM Based Product and Brand Dimensions</text:p>
          </table:table-cell>
          <table:table-cell table:style-name="Default" office:value-type="string" calcext:value-type="string">
            <text:p>Integrated Churn Prediction and Customer Segmentation Framework for Telco Business</text:p>
          </table:table-cell>
          <table:table-cell table:style-name="Default" office:value-type="string" calcext:value-type="string">
            <text:p>Advance Customer Segmentation</text:p>
          </table:table-cell>
          <table:table-cell table:style-name="Default" office:value-type="string" calcext:value-type="string">
            <text:p>Customer segmentation using K-means clustering and the adaptive particle swarm optimization algorithm</text:p>
          </table:table-cell>
          <table:table-cell table:style-name="Default" office:value-type="string" calcext:value-type="string">
            <text:p>Incorporating K-means, Hierarchical Clustering and PCA in Customer Segmentatio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3" office:value-type="string" calcext:value-type="string">
            <text:p>June 2022</text:p>
          </table:table-cell>
          <table:table-cell table:style-name="ce3" office:value-type="string" calcext:value-type="string">
            <text:p>March 2022</text:p>
          </table:table-cell>
          <table:table-cell table:style-name="ce3" office:value-type="string" calcext:value-type="string">
            <text:p>December 2022</text:p>
          </table:table-cell>
          <table:table-cell table:style-name="ce3" office:value-type="string" calcext:value-type="string">
            <text:p>March 2022</text:p>
          </table:table-cell>
          <table:table-cell table:style-name="ce3" office:value-type="string" calcext:value-type="string">
            <text:p>May 2022</text:p>
          </table:table-cell>
          <table:table-cell table:style-name="ce3" office:value-type="string" calcext:value-type="string">
            <text:p>March 2023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3" office:value-type="string" calcext:value-type="string">
            <text:p>December 2021</text:p>
          </table:table-cell>
          <table:table-cell table:style-name="ce3" office:value-type="string" calcext:value-type="string">
            <text:p>February 20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uthors</text:p>
          </table:table-cell>
          <table:table-cell table:style-name="Default" office:value-type="string" calcext:value-type="string">
            <text:p>Kayalvily Tabianan, S. Velu, Vinayakumar Ravi</text:p>
          </table:table-cell>
          <table:table-cell table:style-name="Default" office:value-type="string" calcext:value-type="string">
            <text:p>V. Narayana, S. Sirisha, G. Divya, N. L. S. Pooja, Sk. Afraa Nouf</text:p>
          </table:table-cell>
          <table:table-cell table:style-name="Default" office:value-type="string" calcext:value-type="string">
            <text:p><text:a xlink:href="https://www.nextlytics.com/blog/author/jasmin" xlink:type="simple">https://www.nextlytics.com/blog/author/jasmin</text:a></text:p>
          </table:table-cell>
          <table:table-cell table:style-name="Default" office:value-type="string" calcext:value-type="string">
            <text:p>Kessara Kanchanapoom, Jongsawas Chongwatpol</text:p>
          </table:table-cell>
          <table:table-cell table:style-name="Default" office:value-type="string" calcext:value-type="string">
            <text:p>P. Anitha, Malini M. Patil</text:p>
          </table:table-cell>
          <table:table-cell table:style-name="Default" office:value-type="string" calcext:value-type="string">
            <text:p>Mirdatul Husnah, R. Vinarti</text:p>
          </table:table-cell>
          <table:table-cell table:style-name="Default" office:value-type="string" calcext:value-type="string">
            <text:p>Shuli Wu, Wei-Chuen Yau, T. Ong, Siew-Chin Chong</text:p>
          </table:table-cell>
          <table:table-cell table:style-name="Default" office:value-type="string" calcext:value-type="string">
            <text:p>Swanand B. Kulkarni, Vipul Lokhande, Nishant Bhalerao, Yash Tajane, J. Kharat </text:p>
          </table:table-cell>
          <table:table-cell table:style-name="Default" office:value-type="string" calcext:value-type="string">
            <text:p>Yue Li, Xiaoquan Chu, D. Tian, Jianying Feng, Weisong Mu</text:p>
          </table:table-cell>
          <table:table-cell table:style-name="Default" office:value-type="string" calcext:value-type="string">
            <text:p>A. Abdulhafedh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levant links</text:p>
          </table:table-cell>
          <table:table-cell table:style-name="Default" office:value-type="string" calcext:value-type="string">
            <text:p><text:a xlink:href="https://pdfs.semanticscholar.org/e3e4/7a5cad34dc92d68decd70777551df5eaeb16.pdf?_gl=1*1onzvcc*_ga*MTYyMzQwNzI4Mi4xNjg2NTg0MDIy*_ga_H7P4ZT52H5*MTY4OTQ3MDU0OS4xOS4xLjE2ODk0NzA4NzAuNjAuMC4w" xlink:type="simple">https://pdfs.semanticscholar.org/e3e4/7a5cad34dc92d68decd70777551df5eaeb16.pdf?_gl=1*1onzvcc*_ga*MTYyMzQwNzI4Mi4xNjg2NTg0MDIy*_ga_H7P4ZT52H5*MTY4OTQ3MDU0OS4xOS4xLjE2ODk0NzA4NzAuNjAuMC4w</text:a></text:p>
          </table:table-cell>
          <table:table-cell table:style-name="Default" office:value-type="string" calcext:value-type="string">
            <text:p><text:s text:c="3"/></text:p>
          </table:table-cell>
          <table:table-cell table:style-name="Default" office:value-type="string" calcext:value-type="string">
            <text:p><text:a xlink:href="https://www.nextlytics.com/blog/machine-learning-in-customer-segmentation-with-rfm-analysis" xlink:type="simple">https://www.nextlytics.com/blog/machine-learning-in-customer-segmentation-with-rfm-analysis</text:a></text:p>
          </table:table-cell>
          <table:table-cell table:style-name="Default" office:value-type="string" calcext:value-type="string">
            <text:p><text:s/></text:p>
          </table:table-cell>
          <table:table-cell table:style-name="Default" office:value-type="string" calcext:value-type="string">
            <text:p>https://www.sciencedirect.com/science/article/pii/S1319157819309802?via%3Dihub</text:p>
          </table:table-cell>
          <table:table-cell table:style-name="Default" office:value-type="string" calcext:value-type="string">
            <text:p><text:a xlink:href="http://ieeexplore.ieee.org/stamp/stamp.jsp?tp=&amp;arnumber=10100974" xlink:type="simple">http://ieeexplore.ieee.org/stamp/stamp.jsp?tp=&amp;arnumber=10100974</text:a></text:p>
          </table:table-cell>
          <table:table-cell table:style-name="Default" office:value-type="string" calcext:value-type="string">
            <text:p>http://ieeexplore.ieee.org/stamp/stamp.jsp?tp=&amp;arnumber=9406002</text:p>
          </table:table-cell>
          <table:table-cell table:style-name="Default" office:value-type="string" calcext:value-type="string">
            <text:p><text:a xlink:href="https://ijcrt.org/papers/IJCRT2201245.pdf" xlink:type="simple">https://ijcrt.org/papers/IJCRT2201245.pdf</text:a></text:p>
          </table:table-cell>
          <table:table-cell table:style-name="Default" office:value-type="string" calcext:value-type="string">
            <text:p><text:a xlink:href="https://doi.org/10.1016/j.asoc.2021.107924" xlink:type="simple">https://doi.org/10.1016/j.asoc.2021.107924</text:a></text:p>
          </table:table-cell>
          <table:table-cell table:style-name="Default" office:value-type="string" calcext:value-type="string">
            <text:p><text:a xlink:href="https://doi.org/10.12691/JCD-3-1-3" xlink:type="simple">https://doi.org/10.12691/JCD-3-1-3</text:a>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 Batch K-mean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-mean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ierarchical cluste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glomerativ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anshif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RF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CA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s</text:p>
          </table:table-cell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gmentation factors</text:p>
          </table:table-cell>
          <table:table-cell table:style-name="ce1" office:value-type="string" calcext:value-type="string">
            <text:p>demographic psychographic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behavioral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21:23:40.613374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9:58:59.251308677</meta:creation-date>
    <meta:generator>LibreOffice/6.4.7.2$Linux_X86_64 LibreOffice_project/40$Build-2</meta:generator>
    <dc:date>2023-07-15T22:04:26.640117428</dc:date>
    <meta:editing-duration>PT9M18S</meta:editing-duration>
    <meta:editing-cycles>1</meta:editing-cycles>
    <meta:document-statistic meta:table-count="1" meta:cell-count="77" meta:object-count="0"/>
  </office:meta>
</office:document-meta>
</file>